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552cm"/>
    </style:style>
    <style:style style:name="co10" style:family="table-column">
      <style:table-column-properties fo:break-before="auto" style:column-width="12.293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2.997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5.21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background-color="#ffff99"/>
    </style:style>
  </office:automatic-styles>
  <office:body>
    <office:spreadsheet>
      <table:table table:name="Лист1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office:value-type="string">
            <text:p>TowerBaseConfig</text:p>
          </table:table-cell>
          <table:table-cell office:value-type="string">
            <text:p>abilid</text:p>
          </table:table-cell>
          <table:table-cell office:value-type="string">
            <text:p>unitid</text:p>
          </table:table-cell>
          <table:table-cell office:value-type="string">
            <text:p>ident</text:p>
          </table:table-cell>
          <table:table-cell office:value-type="string">
            <text:p>level</text:p>
          </table:table-cell>
          <table:table-cell office:value-type="string">
            <text:p>distance</text:p>
          </table:table-cell>
          <table:table-cell office:value-type="string">
            <text:p>capacity</text:p>
          </table:table-cell>
          <table:table-cell office:value-type="string">
            <text:p>hp</text:p>
          </table:table-cell>
          <table:table-cell office:value-type="string">
            <text:p>buildCost</text:p>
          </table:table-cell>
          <table:table-cell office:value-type="string">
            <text:p>damage</text:p>
          </table:table-cell>
          <table:table-cell table:style-name="ce2" office:value-type="string">
            <text:p>dmult</text:p>
          </table:table-cell>
          <table:table-cell office:value-type="string">
            <text:p>attackCost</text:p>
          </table:table-cell>
          <table:table-cell table:style-name="ce2" office:value-type="string">
            <text:p>atcmul</text:p>
          </table:table-cell>
          <table:table-cell office:value-type="string">
            <text:p>cooldown</text:p>
          </table:table-cell>
          <table:table-cell table:style-name="ce2" office:value-type="string">
            <text:p>dpscc</text:p>
          </table:table-cell>
          <table:table-cell table:style-name="ce2" office:value-type="string">
            <text:p>dpsmul</text:p>
          </table:table-cell>
          <table:table-cell table:style-name="ce2" office:value-type="string">
            <text:p>mpscc</text:p>
          </table:table-cell>
          <table:table-cell table:style-name="ce2" office:value-type="string">
            <text:p>bcdmg</text:p>
          </table:table-cell>
          <table:table-cell table:style-name="ce2" office:value-type="string">
            <text:p>dpm</text:p>
          </table:table-cell>
          <table:table-cell table:style-name="ce2" office:value-type="string">
            <text:p>bcdps</text:p>
          </table:table-cell>
          <table:table-cell office:value-type="string">
            <text:p>unam</text:p>
          </table:table-cell>
          <table:table-cell office:value-type="string">
            <text:p>utup</text:p>
          </table:table-cell>
          <table:table-cell office:value-type="string">
            <text:p>uhot</text:p>
          </table:table-cell>
          <table:table-cell office:value-type="string">
            <text:p>anam</text:p>
          </table:table-cell>
          <table:table-cell office:value-type="string">
            <text:p>ahky</text:p>
          </table:table-cell>
          <table:table-cell office:value-type="string">
            <text:p>abdmg</text:p>
          </table:table-cell>
          <table:table-cell office:value-type="string">
            <text:p>abprop1</text:p>
          </table:table-cell>
          <table:table-cell office:value-type="string">
            <text:p>abval1</text:p>
          </table:table-cell>
          <table:table-cell office:value-type="string">
            <text:p>abline1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izlu</text:p>
          </table:table-cell>
          <table:table-cell office:value-type="string">
            <text:p>gi01</text:p>
          </table:table-cell>
          <table:table-cell office:value-type="string">
            <text:p>revenge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L2]*2"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ROUND([.J2]/([.N2]/1000)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ROUND([.L2]/([.N2]/1000))" office:value-type="float" office:value="60">
            <text:p>60</text:p>
          </table:table-cell>
          <table:table-cell table:formula="of:=ROUND([.I2]/[.J2]*10)" office:value-type="float" office:value="1000">
            <text:p>1000</text:p>
          </table:table-cell>
          <table:table-cell table:formula="of:=ROUND([.O2]/[.Q2] * 10)" office:value-type="float" office:value="3">
            <text:p>3</text:p>
          </table:table-cell>
          <table:table-cell table:formula="of:=ROUND([.I2]/[.O2]*10)" office:value-type="float" office:value="500">
            <text:p>500</text:p>
          </table:table-cell>
          <table:table-cell office:value-type="string">
            <text:p>Волновод</text:p>
          </table:table-cell>
          <table:table-cell office:value-type="string">
            <text:p>Излучает микроволны поражая всех в секторе атаки.</text:p>
            <text:p>Чем ближе цель тем шире сектор атаки.</text:p>
          </table:table-cell>
          <table:table-cell office:value-type="string">
            <text:p>A</text:p>
          </table:table-cell>
          <table:table-cell office:value-type="string">
            <text:p>Микроволны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@same@</text:p>
          </table:table-cell>
          <table:table-cell office:value-type="string">
            <text:p>gi02</text:p>
          </table:table-cell>
          <table:table-cell office:value-type="string">
            <text:p>@same@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table:formula="of:=[.L3]*2"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table:formula="of:=ROUND([.J3]/[.J2])"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ROUND([.L3]/[.L2])" office:value-type="float" office:value="3">
            <text:p>3</text:p>
          </table:table-cell>
          <table:table-cell office:value-type="float" office:value="600">
            <text:p>600</text:p>
          </table:table-cell>
          <table:table-cell table:formula="of:=ROUND([.J3]/([.N3]/1000))" office:value-type="float" office:value="83">
            <text:p>83</text:p>
          </table:table-cell>
          <table:table-cell table:formula="of:=ROUND([.O3]/[.O2])" office:value-type="float" office:value="4">
            <text:p>4</text:p>
          </table:table-cell>
          <table:table-cell table:formula="of:=ROUND([.L3]/([.N3]/1000))" office:value-type="float" office:value="167">
            <text:p>167</text:p>
          </table:table-cell>
          <table:table-cell table:formula="of:=ROUND([.I3]/[.J3]*10)" office:value-type="float" office:value="400">
            <text:p>400</text:p>
          </table:table-cell>
          <table:table-cell table:formula="of:=ROUND([.O3]/[.Q3] * 10)" office:value-type="float" office:value="5">
            <text:p>5</text:p>
          </table:table-cell>
          <table:table-cell table:formula="of:=ROUND([.I3]/[.O3]*10)" office:value-type="float" office:value="241">
            <text:p>241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@same@</text:p>
          </table:table-cell>
          <table:table-cell office:value-type="string">
            <text:p>gi03</text:p>
          </table:table-cell>
          <table:table-cell office:value-type="string">
            <text:p>@same@</text:p>
          </table:table-cell>
          <table:table-cell office:value-type="float" office:value="3">
            <text:p>3</text:p>
          </table:table-cell>
          <table:table-cell office:value-type="float" office:value="700">
            <text:p>700</text:p>
          </table:table-cell>
          <table:table-cell table:formula="of:=[.L4]*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float" office:value="250">
            <text:p>250</text:p>
          </table:table-cell>
          <table:table-cell table:formula="of:=ROUND([.J4]/[.J3])" office:value-type="float" office:value="5">
            <text:p>5</text:p>
          </table:table-cell>
          <table:table-cell office:value-type="float" office:value="150">
            <text:p>150</text:p>
          </table:table-cell>
          <table:table-cell table:formula="of:=ROUND([.L4]/[.L3])" office:value-type="float" office:value="2">
            <text:p>2</text:p>
          </table:table-cell>
          <table:table-cell office:value-type="float" office:value="700">
            <text:p>700</text:p>
          </table:table-cell>
          <table:table-cell table:formula="of:=ROUND([.J4]/([.N4]/1000))" office:value-type="float" office:value="357">
            <text:p>357</text:p>
          </table:table-cell>
          <table:table-cell table:formula="of:=ROUND([.O4]/[.O3])" office:value-type="float" office:value="4">
            <text:p>4</text:p>
          </table:table-cell>
          <table:table-cell table:formula="of:=ROUND([.L4]/([.N4]/1000))" office:value-type="float" office:value="214">
            <text:p>214</text:p>
          </table:table-cell>
          <table:table-cell table:formula="of:=ROUND([.I4]/[.J4]*10)" office:value-type="float" office:value="200">
            <text:p>200</text:p>
          </table:table-cell>
          <table:table-cell table:formula="of:=ROUND([.O4]/[.Q4] * 10)" office:value-type="float" office:value="17">
            <text:p>17</text:p>
          </table:table-cell>
          <table:table-cell table:formula="of:=ROUND([.I4]/[.O4]*10)" office:value-type="float" office:value="140">
            <text:p>14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@same@</text:p>
          </table:table-cell>
          <table:table-cell office:value-type="string">
            <text:p>gi04</text:p>
          </table:table-cell>
          <table:table-cell office:value-type="string">
            <text:p>@same@</text:p>
          </table:table-cell>
          <table:table-cell office:value-type="float" office:value="4">
            <text:p>4</text:p>
          </table:table-cell>
          <table:table-cell office:value-type="float" office:value="700">
            <text:p>700</text:p>
          </table:table-cell>
          <table:table-cell table:formula="of:=[.L5]*2"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table:formula="of:=ROUND([.J5]/[.J4])" office:value-type="float" office:value="4">
            <text:p>4</text:p>
          </table:table-cell>
          <table:table-cell office:value-type="float" office:value="250">
            <text:p>250</text:p>
          </table:table-cell>
          <table:table-cell table:formula="of:=ROUND([.L5]/[.L4])" office:value-type="float" office:value="2">
            <text:p>2</text:p>
          </table:table-cell>
          <table:table-cell office:value-type="float" office:value="800">
            <text:p>800</text:p>
          </table:table-cell>
          <table:table-cell table:formula="of:=ROUND([.J5]/([.N5]/1000))" office:value-type="float" office:value="1250">
            <text:p>1250</text:p>
          </table:table-cell>
          <table:table-cell table:formula="of:=ROUND([.O5]/[.O4])" office:value-type="float" office:value="4">
            <text:p>4</text:p>
          </table:table-cell>
          <table:table-cell table:formula="of:=ROUND([.L5]/([.N5]/1000))" office:value-type="float" office:value="313">
            <text:p>313</text:p>
          </table:table-cell>
          <table:table-cell table:formula="of:=ROUND([.I5]/[.J5]*10)" office:value-type="float" office:value="100">
            <text:p>100</text:p>
          </table:table-cell>
          <table:table-cell table:formula="of:=ROUND([.O5]/[.Q5] * 10)" office:value-type="float" office:value="40">
            <text:p>40</text:p>
          </table:table-cell>
          <table:table-cell table:formula="of:=ROUND([.I5]/[.O5]*10)" office:value-type="float" office:value="80">
            <text:p>8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@same@</text:p>
          </table:table-cell>
          <table:table-cell office:value-type="string">
            <text:p>gi05</text:p>
          </table:table-cell>
          <table:table-cell office:value-type="string">
            <text:p>@same@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table:formula="of:=[.L6]*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5000">
            <text:p>15000</text:p>
          </table:table-cell>
          <table:table-cell office:value-type="float" office:value="4000">
            <text:p>4000</text:p>
          </table:table-cell>
          <table:table-cell table:formula="of:=ROUND([.J6]/[.J5])" office:value-type="float" office:value="4">
            <text:p>4</text:p>
          </table:table-cell>
          <table:table-cell office:value-type="float" office:value="500">
            <text:p>500</text:p>
          </table:table-cell>
          <table:table-cell table:formula="of:=ROUND([.L6]/[.L5])" office:value-type="float" office:value="2">
            <text:p>2</text:p>
          </table:table-cell>
          <table:table-cell office:value-type="float" office:value="900">
            <text:p>900</text:p>
          </table:table-cell>
          <table:table-cell table:formula="of:=ROUND([.J6]/([.N6]/1000))" office:value-type="float" office:value="4444">
            <text:p>4444</text:p>
          </table:table-cell>
          <table:table-cell table:formula="of:=ROUND([.O6]/[.O5])" office:value-type="float" office:value="4">
            <text:p>4</text:p>
          </table:table-cell>
          <table:table-cell table:formula="of:=ROUND([.L6]/([.N6]/1000))" office:value-type="float" office:value="556">
            <text:p>556</text:p>
          </table:table-cell>
          <table:table-cell table:formula="of:=ROUND([.I6]/[.J6]*10)" office:value-type="float" office:value="38">
            <text:p>38</text:p>
          </table:table-cell>
          <table:table-cell table:formula="of:=ROUND([.O6]/[.Q6] * 10)" office:value-type="float" office:value="80">
            <text:p>80</text:p>
          </table:table-cell>
          <table:table-cell table:formula="of:=ROUND([.I6]/[.O6]*10)" office:value-type="float" office:value="34">
            <text:p>34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@same@</text:p>
          </table:table-cell>
          <table:table-cell office:value-type="string">
            <text:p>gi06</text:p>
          </table:table-cell>
          <table:table-cell office:value-type="string">
            <text:p>@same@</text:p>
          </table:table-cell>
          <table:table-cell office:value-type="float" office:value="6">
            <text:p>6</text:p>
          </table:table-cell>
          <table:table-cell office:value-type="float" office:value="700">
            <text:p>700</text:p>
          </table:table-cell>
          <table:table-cell table:formula="of:=[.L7]*2"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30000">
            <text:p>30000</text:p>
          </table:table-cell>
          <table:table-cell office:value-type="float" office:value="16000">
            <text:p>16000</text:p>
          </table:table-cell>
          <table:table-cell table:formula="of:=ROUND([.J7]/[.J6])" office:value-type="float" office:value="4">
            <text:p>4</text:p>
          </table:table-cell>
          <table:table-cell office:value-type="float" office:value="1000">
            <text:p>1000</text:p>
          </table:table-cell>
          <table:table-cell table:formula="of:=ROUND([.L7]/[.L6])" office:value-type="float" office:value="2">
            <text:p>2</text:p>
          </table:table-cell>
          <table:table-cell office:value-type="float" office:value="1000">
            <text:p>1000</text:p>
          </table:table-cell>
          <table:table-cell table:formula="of:=ROUND([.J7]/([.N7]/1000))" office:value-type="float" office:value="16000">
            <text:p>16000</text:p>
          </table:table-cell>
          <table:table-cell table:formula="of:=ROUND([.O7]/[.O6])" office:value-type="float" office:value="4">
            <text:p>4</text:p>
          </table:table-cell>
          <table:table-cell table:formula="of:=ROUND([.L7]/([.N7]/1000))" office:value-type="float" office:value="1000">
            <text:p>1000</text:p>
          </table:table-cell>
          <table:table-cell table:formula="of:=ROUND([.I7]/[.J7]*10)" office:value-type="float" office:value="19">
            <text:p>19</text:p>
          </table:table-cell>
          <table:table-cell table:formula="of:=ROUND([.O7]/[.Q7] * 10)" office:value-type="float" office:value="160">
            <text:p>160</text:p>
          </table:table-cell>
          <table:table-cell table:formula="of:=ROUND([.I7]/[.O7]*10)" office:value-type="float" office:value="19">
            <text:p>19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@same@</text:p>
          </table:table-cell>
          <table:table-cell office:value-type="string">
            <text:p>gi07</text:p>
          </table:table-cell>
          <table:table-cell office:value-type="string">
            <text:p>@same@</text:p>
          </table:table-cell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table:formula="of:=[.L8]*2" office:value-type="float" office:value="4000">
            <text:p>4000</text:p>
          </table:table-cell>
          <table:table-cell office:value-type="float" office:value="100">
            <text:p>100</text:p>
          </table:table-cell>
          <table:table-cell office:value-type="float" office:value="70000">
            <text:p>70000</text:p>
          </table:table-cell>
          <table:table-cell office:value-type="float" office:value="48000">
            <text:p>48000</text:p>
          </table:table-cell>
          <table:table-cell table:formula="of:=ROUND([.J8]/[.J7])" office:value-type="float" office:value="3">
            <text:p>3</text:p>
          </table:table-cell>
          <table:table-cell office:value-type="float" office:value="2000">
            <text:p>2000</text:p>
          </table:table-cell>
          <table:table-cell table:formula="of:=ROUND([.L8]/[.L7])" office:value-type="float" office:value="2">
            <text:p>2</text:p>
          </table:table-cell>
          <table:table-cell office:value-type="float" office:value="1200">
            <text:p>1200</text:p>
          </table:table-cell>
          <table:table-cell table:formula="of:=ROUND([.J8]/([.N8]/1000))" office:value-type="float" office:value="40000">
            <text:p>40000</text:p>
          </table:table-cell>
          <table:table-cell table:formula="of:=ROUND([.O8]/[.O7])" office:value-type="float" office:value="3">
            <text:p>3</text:p>
          </table:table-cell>
          <table:table-cell table:formula="of:=ROUND([.L8]/([.N8]/1000))" office:value-type="float" office:value="1667">
            <text:p>1667</text:p>
          </table:table-cell>
          <table:table-cell table:formula="of:=ROUND([.I8]/[.J8]*10)" office:value-type="float" office:value="15">
            <text:p>15</text:p>
          </table:table-cell>
          <table:table-cell table:formula="of:=ROUND([.O8]/[.Q8] * 10)" office:value-type="float" office:value="240">
            <text:p>240</text:p>
          </table:table-cell>
          <table:table-cell table:formula="of:=ROUND([.I8]/[.O8]*10)" office:value-type="float" office:value="18">
            <text:p>18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@same@</text:p>
          </table:table-cell>
          <table:table-cell office:value-type="string">
            <text:p>gi08</text:p>
          </table:table-cell>
          <table:table-cell office:value-type="string">
            <text:p>@same@</text:p>
          </table:table-cell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table:formula="of:=[.L9]*2" office:value-type="float" office:value="8000">
            <text:p>8000</text:p>
          </table:table-cell>
          <table:table-cell office:value-type="float" office:value="100">
            <text:p>100</text:p>
          </table:table-cell>
          <table:table-cell office:value-type="float" office:value="130000">
            <text:p>130000</text:p>
          </table:table-cell>
          <table:table-cell office:value-type="float" office:value="140000">
            <text:p>140000</text:p>
          </table:table-cell>
          <table:table-cell table:formula="of:=ROUND([.J9]/[.J8])" office:value-type="float" office:value="3">
            <text:p>3</text:p>
          </table:table-cell>
          <table:table-cell office:value-type="float" office:value="4000">
            <text:p>4000</text:p>
          </table:table-cell>
          <table:table-cell table:formula="of:=ROUND([.L9]/[.L8])" office:value-type="float" office:value="2">
            <text:p>2</text:p>
          </table:table-cell>
          <table:table-cell office:value-type="float" office:value="1400">
            <text:p>1400</text:p>
          </table:table-cell>
          <table:table-cell table:formula="of:=ROUND([.J9]/([.N9]/1000))" office:value-type="float" office:value="100000">
            <text:p>100000</text:p>
          </table:table-cell>
          <table:table-cell table:formula="of:=ROUND([.O9]/[.O8])" office:value-type="float" office:value="3">
            <text:p>3</text:p>
          </table:table-cell>
          <table:table-cell table:formula="of:=ROUND([.L9]/([.N9]/1000))" office:value-type="float" office:value="2857">
            <text:p>2857</text:p>
          </table:table-cell>
          <table:table-cell table:formula="of:=ROUND([.I9]/[.J9]*10)" office:value-type="float" office:value="9">
            <text:p>9</text:p>
          </table:table-cell>
          <table:table-cell table:formula="of:=ROUND([.O9]/[.Q9] * 10)" office:value-type="float" office:value="350">
            <text:p>350</text:p>
          </table:table-cell>
          <table:table-cell table:formula="of:=ROUND([.I9]/[.O9]*10)" office:value-type="float" office:value="13">
            <text:p>13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@same@</text:p>
          </table:table-cell>
          <table:table-cell office:value-type="string">
            <text:p>gi09</text:p>
          </table:table-cell>
          <table:table-cell office:value-type="string">
            <text:p>@same@</text:p>
          </table:table-cell>
          <table:table-cell office:value-type="float" office:value="9">
            <text:p>9</text:p>
          </table:table-cell>
          <table:table-cell office:value-type="float" office:value="700">
            <text:p>700</text:p>
          </table:table-cell>
          <table:table-cell table:formula="of:=[.L10]*2" office:value-type="float" office:value="16000">
            <text:p>16000</text:p>
          </table:table-cell>
          <table:table-cell office:value-type="float" office:value="100">
            <text:p>100</text:p>
          </table:table-cell>
          <table:table-cell office:value-type="float" office:value="250000">
            <text:p>250000</text:p>
          </table:table-cell>
          <table:table-cell office:value-type="float" office:value="430000">
            <text:p>430000</text:p>
          </table:table-cell>
          <table:table-cell table:formula="of:=ROUND([.J10]/[.J9])" office:value-type="float" office:value="3">
            <text:p>3</text:p>
          </table:table-cell>
          <table:table-cell office:value-type="float" office:value="8000">
            <text:p>8000</text:p>
          </table:table-cell>
          <table:table-cell table:formula="of:=ROUND([.L10]/[.L9])" office:value-type="float" office:value="2">
            <text:p>2</text:p>
          </table:table-cell>
          <table:table-cell office:value-type="float" office:value="1600">
            <text:p>1600</text:p>
          </table:table-cell>
          <table:table-cell table:formula="of:=ROUND([.J10]/([.N10]/1000))" office:value-type="float" office:value="268750">
            <text:p>268750</text:p>
          </table:table-cell>
          <table:table-cell table:formula="of:=ROUND([.O10]/[.O9])" office:value-type="float" office:value="3">
            <text:p>3</text:p>
          </table:table-cell>
          <table:table-cell table:formula="of:=ROUND([.L10]/([.N10]/1000))" office:value-type="float" office:value="5000">
            <text:p>5000</text:p>
          </table:table-cell>
          <table:table-cell table:formula="of:=ROUND([.I10]/[.J10]*10)" office:value-type="float" office:value="6">
            <text:p>6</text:p>
          </table:table-cell>
          <table:table-cell table:formula="of:=ROUND([.O10]/[.Q10] * 10)" office:value-type="float" office:value="538">
            <text:p>538</text:p>
          </table:table-cell>
          <table:table-cell table:formula="of:=ROUND([.I10]/[.O10]*10)" office:value-type="float" office:value="9">
            <text:p>9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@same@</text:p>
          </table:table-cell>
          <table:table-cell office:value-type="string">
            <text:p>gi10</text:p>
          </table:table-cell>
          <table:table-cell office:value-type="string">
            <text:p>@same@</text:p>
          </table:table-cell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table:formula="of:=[.L11]*2" office:value-type="float" office:value="32000">
            <text:p>32000</text:p>
          </table:table-cell>
          <table:table-cell office:value-type="float" office:value="100">
            <text:p>100</text:p>
          </table:table-cell>
          <table:table-cell office:value-type="float" office:value="500000">
            <text:p>500000</text:p>
          </table:table-cell>
          <table:table-cell office:value-type="float" office:value="1200000">
            <text:p>1200000</text:p>
          </table:table-cell>
          <table:table-cell table:formula="of:=ROUND([.J11]/[.J10])" office:value-type="float" office:value="3">
            <text:p>3</text:p>
          </table:table-cell>
          <table:table-cell office:value-type="float" office:value="16000">
            <text:p>16000</text:p>
          </table:table-cell>
          <table:table-cell table:formula="of:=ROUND([.L11]/[.L10])" office:value-type="float" office:value="2">
            <text:p>2</text:p>
          </table:table-cell>
          <table:table-cell office:value-type="float" office:value="1800">
            <text:p>1800</text:p>
          </table:table-cell>
          <table:table-cell table:formula="of:=ROUND([.J11]/([.N11]/1000))" office:value-type="float" office:value="666667">
            <text:p>666667</text:p>
          </table:table-cell>
          <table:table-cell table:formula="of:=ROUND([.O11]/[.O10])" office:value-type="float" office:value="2">
            <text:p>2</text:p>
          </table:table-cell>
          <table:table-cell table:formula="of:=ROUND([.L11]/([.N11]/1000))" office:value-type="float" office:value="8889">
            <text:p>8889</text:p>
          </table:table-cell>
          <table:table-cell table:formula="of:=ROUND([.I11]/[.J11]*10)" office:value-type="float" office:value="4">
            <text:p>4</text:p>
          </table:table-cell>
          <table:table-cell table:formula="of:=ROUND([.O11]/[.Q11] * 10)" office:value-type="float" office:value="750">
            <text:p>750</text:p>
          </table:table-cell>
          <table:table-cell table:formula="of:=ROUND([.I11]/[.O11]*10)" office:value-type="float" office:value="7">
            <text:p>7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A00A</text:p>
          </table:table-cell>
          <table:table-cell office:value-type="string">
            <text:p>gm01</text:p>
          </table:table-cell>
          <table:table-cell office:value-type="string">
            <text:p>chainlightning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L12]*1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formula="of:=ROUND([.J12]/([.N12]/1000)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ROUND([.L12]/([.N12]/1000))" office:value-type="float" office:value="10">
            <text:p>10</text:p>
          </table:table-cell>
          <table:table-cell table:formula="of:=ROUND([.I12]/[.J12]*10)" office:value-type="float" office:value="1000">
            <text:p>1000</text:p>
          </table:table-cell>
          <table:table-cell table:formula="of:=ROUND([.O12]/[.Q12] * 10)" office:value-type="float" office:value="5">
            <text:p>5</text:p>
          </table:table-cell>
          <table:table-cell table:formula="of:=ROUND([.I12]/[.O12]*10)" office:value-type="float" office:value="2000">
            <text:p>2000</text:p>
          </table:table-cell>
          <table:table-cell office:value-type="string">
            <text:p>Разрядник</text:p>
          </table:table-cell>
          <table:table-cell office:value-type="string">
            <text:p>Испускает цепь молний поражая несколько целей.</text:p>
            <text:p>Длина цепи зависит от уровня постройки.</text:p>
          </table:table-cell>
          <table:table-cell office:value-type="string">
            <text:p>A</text:p>
          </table:table-cell>
          <table:table-cell office:value-type="string">
            <text:p>Дуга</text:p>
          </table:table-cell>
          <table:table-cell office:value-type="string">
            <text:p>Q</text:p>
          </table:table-cell>
          <table:table-cell office:value-type="string">
            <text:p>DataA</text:p>
          </table:table-cell>
          <table:table-cell office:value-type="string">
            <text:p>DataB</text:p>
          </table:table-cell>
          <table:table-cell office:value-type="float" office:value="3">
            <text:p>3</text:p>
          </table:table-cell>
          <table:table-cell office:value-type="string">
            <text:p>Длина@звеньев цепи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@same@</text:p>
          </table:table-cell>
          <table:table-cell office:value-type="string">
            <text:p>gm02</text:p>
          </table:table-cell>
          <table:table-cell office:value-type="string">
            <text:p>@same@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[.L13]*1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500">
            <text:p>7500</text:p>
          </table:table-cell>
          <table:table-cell office:value-type="float" office:value="100">
            <text:p>100</text:p>
          </table:table-cell>
          <table:table-cell table:formula="of:=ROUND([.J13]/[.J12])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ROUND([.L13]/[.L12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J13]/([.N13]/1000))" office:value-type="float" office:value="50">
            <text:p>50</text:p>
          </table:table-cell>
          <table:table-cell table:formula="of:=ROUND([.O13]/[.O12])" office:value-type="float" office:value="10">
            <text:p>10</text:p>
          </table:table-cell>
          <table:table-cell table:formula="of:=ROUND([.L13]/([.N13]/1000))" office:value-type="float" office:value="10">
            <text:p>10</text:p>
          </table:table-cell>
          <table:table-cell table:formula="of:=ROUND([.I13]/[.J13]*10)" office:value-type="float" office:value="750">
            <text:p>750</text:p>
          </table:table-cell>
          <table:table-cell table:formula="of:=ROUND([.O13]/[.Q13] * 10)" office:value-type="float" office:value="50">
            <text:p>50</text:p>
          </table:table-cell>
          <table:table-cell table:formula="of:=ROUND([.I13]/[.O13]*10)" office:value-type="float" office:value="1500">
            <text:p>150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3">
            <text:p>3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@same@</text:p>
          </table:table-cell>
          <table:table-cell office:value-type="string">
            <text:p>gm03</text:p>
          </table:table-cell>
          <table:table-cell office:value-type="string">
            <text:p>@same@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formula="of:=[.L14]*1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float" office:value="100">
            <text:p>100</text:p>
          </table:table-cell>
          <table:table-cell table:formula="of:=ROUND([.J14]/[.J13])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ROUND([.L14]/[.L13])" office:value-type="float" office:value="5">
            <text:p>5</text:p>
          </table:table-cell>
          <table:table-cell office:value-type="float" office:value="2000">
            <text:p>2000</text:p>
          </table:table-cell>
          <table:table-cell table:formula="of:=ROUND([.J14]/([.N14]/1000))" office:value-type="float" office:value="50">
            <text:p>50</text:p>
          </table:table-cell>
          <table:table-cell table:formula="of:=ROUND([.O14]/[.O13])" office:value-type="float" office:value="1">
            <text:p>1</text:p>
          </table:table-cell>
          <table:table-cell table:formula="of:=ROUND([.L14]/([.N14]/1000))" office:value-type="float" office:value="50">
            <text:p>50</text:p>
          </table:table-cell>
          <table:table-cell table:formula="of:=ROUND([.I14]/[.J14]*10)" office:value-type="float" office:value="500">
            <text:p>500</text:p>
          </table:table-cell>
          <table:table-cell table:formula="of:=ROUND([.O14]/[.Q14] * 10)" office:value-type="float" office:value="10">
            <text:p>10</text:p>
          </table:table-cell>
          <table:table-cell table:formula="of:=ROUND([.I14]/[.O14]*10)" office:value-type="float" office:value="1000">
            <text:p>100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4">
            <text:p>4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@same@</text:p>
          </table:table-cell>
          <table:table-cell office:value-type="string">
            <text:p>gm04</text:p>
          </table:table-cell>
          <table:table-cell office:value-type="string">
            <text:p>@same@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formula="of:=[.L15]*1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40000">
            <text:p>40000</text:p>
          </table:table-cell>
          <table:table-cell office:value-type="float" office:value="1000">
            <text:p>1000</text:p>
          </table:table-cell>
          <table:table-cell table:formula="of:=ROUND([.J15]/[.J14])"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ROUND([.L15]/[.L14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J15]/([.N15]/1000))" office:value-type="float" office:value="500">
            <text:p>500</text:p>
          </table:table-cell>
          <table:table-cell table:formula="of:=ROUND([.O15]/[.O14])" office:value-type="float" office:value="10">
            <text:p>10</text:p>
          </table:table-cell>
          <table:table-cell table:formula="of:=ROUND([.L15]/([.N15]/1000))" office:value-type="float" office:value="50">
            <text:p>50</text:p>
          </table:table-cell>
          <table:table-cell table:formula="of:=ROUND([.I15]/[.J15]*10)" office:value-type="float" office:value="400">
            <text:p>400</text:p>
          </table:table-cell>
          <table:table-cell table:formula="of:=ROUND([.O15]/[.Q15] * 10)" office:value-type="float" office:value="100">
            <text:p>100</text:p>
          </table:table-cell>
          <table:table-cell table:formula="of:=ROUND([.I15]/[.O15]*10)" office:value-type="float" office:value="800">
            <text:p>80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4">
            <text:p>4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@same@</text:p>
          </table:table-cell>
          <table:table-cell office:value-type="string">
            <text:p>gm05</text:p>
          </table:table-cell>
          <table:table-cell office:value-type="string">
            <text:p>@same@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formula="of:=[.L16]*1"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25000">
            <text:p>25000</text:p>
          </table:table-cell>
          <table:table-cell office:value-type="float" office:value="1000">
            <text:p>1000</text:p>
          </table:table-cell>
          <table:table-cell table:formula="of:=ROUND([.J16]/[.J15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L16]/[.L15])" office:value-type="float" office:value="5">
            <text:p>5</text:p>
          </table:table-cell>
          <table:table-cell office:value-type="float" office:value="2000">
            <text:p>2000</text:p>
          </table:table-cell>
          <table:table-cell table:formula="of:=ROUND([.J16]/([.N16]/1000))" office:value-type="float" office:value="500">
            <text:p>500</text:p>
          </table:table-cell>
          <table:table-cell table:formula="of:=ROUND([.O16]/[.O15])" office:value-type="float" office:value="1">
            <text:p>1</text:p>
          </table:table-cell>
          <table:table-cell table:formula="of:=ROUND([.L16]/([.N16]/1000))" office:value-type="float" office:value="250">
            <text:p>250</text:p>
          </table:table-cell>
          <table:table-cell table:formula="of:=ROUND([.I16]/[.J16]*10)" office:value-type="float" office:value="250">
            <text:p>250</text:p>
          </table:table-cell>
          <table:table-cell table:formula="of:=ROUND([.O16]/[.Q16] * 10)" office:value-type="float" office:value="20">
            <text:p>20</text:p>
          </table:table-cell>
          <table:table-cell table:formula="of:=ROUND([.I16]/[.O16]*10)" office:value-type="float" office:value="500">
            <text:p>50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5">
            <text:p>5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@same@</text:p>
          </table:table-cell>
          <table:table-cell office:value-type="string">
            <text:p>gm06</text:p>
          </table:table-cell>
          <table:table-cell office:value-type="string">
            <text:p>@same@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table:formula="of:=[.L17]*1"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150000">
            <text:p>150000</text:p>
          </table:table-cell>
          <table:table-cell office:value-type="float" office:value="10000">
            <text:p>10000</text:p>
          </table:table-cell>
          <table:table-cell table:formula="of:=ROUND([.J17]/[.J16])" office:value-type="float" office:value="10">
            <text:p>10</text:p>
          </table:table-cell>
          <table:table-cell office:value-type="float" office:value="500">
            <text:p>500</text:p>
          </table:table-cell>
          <table:table-cell table:formula="of:=ROUND([.L17]/[.L16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J17]/([.N17]/1000))" office:value-type="float" office:value="5000">
            <text:p>5000</text:p>
          </table:table-cell>
          <table:table-cell table:formula="of:=ROUND([.O17]/[.O16])" office:value-type="float" office:value="10">
            <text:p>10</text:p>
          </table:table-cell>
          <table:table-cell table:formula="of:=ROUND([.L17]/([.N17]/1000))" office:value-type="float" office:value="250">
            <text:p>250</text:p>
          </table:table-cell>
          <table:table-cell table:formula="of:=ROUND([.I17]/[.J17]*10)" office:value-type="float" office:value="150">
            <text:p>150</text:p>
          </table:table-cell>
          <table:table-cell table:formula="of:=ROUND([.O17]/[.Q17] * 10)" office:value-type="float" office:value="200">
            <text:p>200</text:p>
          </table:table-cell>
          <table:table-cell table:formula="of:=ROUND([.I17]/[.O17]*10)" office:value-type="float" office:value="300">
            <text:p>30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5">
            <text:p>5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@same@</text:p>
          </table:table-cell>
          <table:table-cell office:value-type="string">
            <text:p>gm07</text:p>
          </table:table-cell>
          <table:table-cell office:value-type="string">
            <text:p>@same@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table:formula="of:=[.L18]*1"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75000">
            <text:p>75000</text:p>
          </table:table-cell>
          <table:table-cell office:value-type="float" office:value="10000">
            <text:p>10000</text:p>
          </table:table-cell>
          <table:table-cell table:formula="of:=ROUND([.J18]/[.J17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L18]/[.L17])" office:value-type="float" office:value="4">
            <text:p>4</text:p>
          </table:table-cell>
          <table:table-cell office:value-type="float" office:value="2000">
            <text:p>2000</text:p>
          </table:table-cell>
          <table:table-cell table:formula="of:=ROUND([.J18]/([.N18]/1000))" office:value-type="float" office:value="5000">
            <text:p>5000</text:p>
          </table:table-cell>
          <table:table-cell table:formula="of:=ROUND([.O18]/[.O17])" office:value-type="float" office:value="1">
            <text:p>1</text:p>
          </table:table-cell>
          <table:table-cell table:formula="of:=ROUND([.L18]/([.N18]/1000))" office:value-type="float" office:value="1000">
            <text:p>1000</text:p>
          </table:table-cell>
          <table:table-cell table:formula="of:=ROUND([.I18]/[.J18]*10)" office:value-type="float" office:value="75">
            <text:p>75</text:p>
          </table:table-cell>
          <table:table-cell table:formula="of:=ROUND([.O18]/[.Q18] * 10)" office:value-type="float" office:value="50">
            <text:p>50</text:p>
          </table:table-cell>
          <table:table-cell table:formula="of:=ROUND([.I18]/[.O18]*10)" office:value-type="float" office:value="150">
            <text:p>15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6">
            <text:p>6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@same@</text:p>
          </table:table-cell>
          <table:table-cell office:value-type="string">
            <text:p>gm08</text:p>
          </table:table-cell>
          <table:table-cell office:value-type="string">
            <text:p>@same@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table:formula="of:=[.L19]*1"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table:formula="of:=ROUND([.J19]/[.J18])"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formula="of:=ROUND([.L19]/[.L18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J19]/([.N19]/1000))" office:value-type="float" office:value="50000">
            <text:p>50000</text:p>
          </table:table-cell>
          <table:table-cell table:formula="of:=ROUND([.O19]/[.O18])" office:value-type="float" office:value="10">
            <text:p>10</text:p>
          </table:table-cell>
          <table:table-cell table:formula="of:=ROUND([.L19]/([.N19]/1000))" office:value-type="float" office:value="1000">
            <text:p>1000</text:p>
          </table:table-cell>
          <table:table-cell table:formula="of:=ROUND([.I19]/[.J19]*10)" office:value-type="float" office:value="50">
            <text:p>50</text:p>
          </table:table-cell>
          <table:table-cell table:formula="of:=ROUND([.O19]/[.Q19] * 10)" office:value-type="float" office:value="500">
            <text:p>500</text:p>
          </table:table-cell>
          <table:table-cell table:formula="of:=ROUND([.I19]/[.O19]*10)" office:value-type="float" office:value="100">
            <text:p>10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6">
            <text:p>6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@same@</text:p>
          </table:table-cell>
          <table:table-cell office:value-type="string">
            <text:p>gm09</text:p>
          </table:table-cell>
          <table:table-cell office:value-type="string">
            <text:p>@same@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table:formula="of:=[.L20]*1" office:value-type="float" office:value="8000">
            <text:p>8000</text:p>
          </table:table-cell>
          <table:table-cell office:value-type="float" office:value="100">
            <text:p>100</text:p>
          </table:table-cell>
          <table:table-cell office:value-type="float" office:value="250000">
            <text:p>250000</text:p>
          </table:table-cell>
          <table:table-cell office:value-type="float" office:value="100000">
            <text:p>100000</text:p>
          </table:table-cell>
          <table:table-cell table:formula="of:=ROUND([.J20]/[.J19])" office:value-type="float" office:value="1">
            <text:p>1</text:p>
          </table:table-cell>
          <table:table-cell office:value-type="float" office:value="8000">
            <text:p>8000</text:p>
          </table:table-cell>
          <table:table-cell table:formula="of:=ROUND([.L20]/[.L19])" office:value-type="float" office:value="4">
            <text:p>4</text:p>
          </table:table-cell>
          <table:table-cell office:value-type="float" office:value="2000">
            <text:p>2000</text:p>
          </table:table-cell>
          <table:table-cell table:formula="of:=ROUND([.J20]/([.N20]/1000))" office:value-type="float" office:value="50000">
            <text:p>50000</text:p>
          </table:table-cell>
          <table:table-cell table:formula="of:=ROUND([.O20]/[.O19])" office:value-type="float" office:value="1">
            <text:p>1</text:p>
          </table:table-cell>
          <table:table-cell table:formula="of:=ROUND([.L20]/([.N20]/1000))" office:value-type="float" office:value="4000">
            <text:p>4000</text:p>
          </table:table-cell>
          <table:table-cell table:formula="of:=ROUND([.I20]/[.J20]*10)" office:value-type="float" office:value="25">
            <text:p>25</text:p>
          </table:table-cell>
          <table:table-cell table:formula="of:=ROUND([.O20]/[.Q20] * 10)" office:value-type="float" office:value="125">
            <text:p>125</text:p>
          </table:table-cell>
          <table:table-cell table:formula="of:=ROUND([.I20]/[.O20]*10)" office:value-type="float" office:value="50">
            <text:p>5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7">
            <text:p>7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@same@</text:p>
          </table:table-cell>
          <table:table-cell office:value-type="string">
            <text:p>gm10</text:p>
          </table:table-cell>
          <table:table-cell office:value-type="string">
            <text:p>@same@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formula="of:=[.L21]*1" office:value-type="float" office:value="8000">
            <text:p>8000</text:p>
          </table:table-cell>
          <table:table-cell office:value-type="float" office:value="100">
            <text:p>100</text:p>
          </table:table-cell>
          <table:table-cell office:value-type="float" office:value="750000">
            <text:p>750000</text:p>
          </table:table-cell>
          <table:table-cell office:value-type="float" office:value="1000000">
            <text:p>1000000</text:p>
          </table:table-cell>
          <table:table-cell table:formula="of:=ROUND([.J21]/[.J20])" office:value-type="float" office:value="10">
            <text:p>10</text:p>
          </table:table-cell>
          <table:table-cell office:value-type="float" office:value="8000">
            <text:p>8000</text:p>
          </table:table-cell>
          <table:table-cell table:formula="of:=ROUND([.L21]/[.L20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J21]/([.N21]/1000))" office:value-type="float" office:value="500000">
            <text:p>500000</text:p>
          </table:table-cell>
          <table:table-cell table:formula="of:=ROUND([.O21]/[.O20])" office:value-type="float" office:value="10">
            <text:p>10</text:p>
          </table:table-cell>
          <table:table-cell table:formula="of:=ROUND([.L21]/([.N21]/1000))" office:value-type="float" office:value="4000">
            <text:p>4000</text:p>
          </table:table-cell>
          <table:table-cell table:formula="of:=ROUND([.I21]/[.J21]*10)" office:value-type="float" office:value="8">
            <text:p>8</text:p>
          </table:table-cell>
          <table:table-cell table:formula="of:=ROUND([.O21]/[.Q21] * 10)" office:value-type="float" office:value="1250">
            <text:p>1250</text:p>
          </table:table-cell>
          <table:table-cell table:formula="of:=ROUND([.I21]/[.O21]*10)" office:value-type="float" office:value="15">
            <text:p>15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7">
            <text:p>7</text:p>
          </table:table-cell>
          <table:table-cell office:value-type="string">
            <text:p>@same@</text:p>
          </table:table-cell>
        </table:table-row>
        <table:table-row table:style-name="ro9">
          <table:table-cell office:value-type="float" office:value="21">
            <text:p>21</text:p>
          </table:table-cell>
          <table:table-cell office:value-type="string">
            <text:p>A00G</text:p>
          </table:table-cell>
          <table:table-cell office:value-type="string">
            <text:p>@null@</text:p>
          </table:table-cell>
          <table:table-cell office:value-type="string">
            <text:p>thunderbolt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L22]*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style-name="ce1" office:value-type="float" office:value="2500">
            <text:p>2500</text:p>
          </table:table-cell>
          <table:table-cell office:value-type="float" office:value="50">
            <text:p>50</text:p>
          </table:table-cell>
          <table:table-cell table:formula="of:=ROUND([.J22]/[.J21])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ROUND([.L22]/[.L21])"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ROUND([.J22]/([.N22]/1000))" office:value-type="float" office:value="100">
            <text:p>100</text:p>
          </table:table-cell>
          <table:table-cell table:formula="of:=ROUND([.O22]/[.O21])" office:value-type="float" office:value="0">
            <text:p>0</text:p>
          </table:table-cell>
          <table:table-cell table:formula="of:=ROUND([.L22]/([.N22]/1000))" office:value-type="float" office:value="200">
            <text:p>200</text:p>
          </table:table-cell>
          <table:table-cell table:formula="of:=ROUND([.I22]/[.J22]*10)" office:value-type="float" office:value="500">
            <text:p>500</text:p>
          </table:table-cell>
          <table:table-cell table:formula="of:=ROUND([.O22]/[.Q22] * 10)" office:value-type="float" office:value="5">
            <text:p>5</text:p>
          </table:table-cell>
          <table:table-cell table:formula="of:=ROUND([.I22]/[.O22]*10)" office:value-type="float" office:value="250">
            <text:p>250</text:p>
          </table:table-cell>
          <table:table-cell office:value-type="string">
            <text:p>tmp</text:p>
          </table:table-cell>
          <table:table-cell office:value-type="string">
            <text:p>tmp</text:p>
            <text:p>Tmp</text:p>
          </table:table-cell>
          <table:table-cell office:value-type="string">
            <text:p>A</text:p>
          </table:table-cell>
          <table:table-cell office:value-type="string">
            <text:p>tmp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table:formula="of:=[.L23]*2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style-name="ce1" table:formula="of:=ROUND(([.I22]*2)/100)*100" office:value-type="float" office:value="5000">
            <text:p>5000</text:p>
          </table:table-cell>
          <table:table-cell table:formula="of:=[.J22]*3" office:value-type="float" office:value="150">
            <text:p>150</text:p>
          </table:table-cell>
          <table:table-cell table:formula="of:=ROUND([.J23]/[.J22])" office:value-type="float" office:value="3">
            <text:p>3</text:p>
          </table:table-cell>
          <table:table-cell table:formula="of:=[.L22]+100" office:value-type="float" office:value="200">
            <text:p>200</text:p>
          </table:table-cell>
          <table:table-cell table:formula="of:=ROUND([.L23]/[.L22])"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ROUND([.J23]/([.N23]/1000))" office:value-type="float" office:value="300">
            <text:p>300</text:p>
          </table:table-cell>
          <table:table-cell table:formula="of:=ROUND([.O23]/[.O22])" office:value-type="float" office:value="3">
            <text:p>3</text:p>
          </table:table-cell>
          <table:table-cell table:formula="of:=ROUND([.L23]/([.N23]/1000))" office:value-type="float" office:value="400">
            <text:p>400</text:p>
          </table:table-cell>
          <table:table-cell table:formula="of:=ROUND([.I23]/[.J23]*10)" office:value-type="float" office:value="333">
            <text:p>333</text:p>
          </table:table-cell>
          <table:table-cell table:formula="of:=ROUND([.O23]/[.Q23] * 10)" office:value-type="float" office:value="8">
            <text:p>8</text:p>
          </table:table-cell>
          <table:table-cell table:formula="of:=ROUND([.I23]/[.O23]*10)" office:value-type="float" office:value="167">
            <text:p>167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3">
            <text:p>3</text:p>
          </table:table-cell>
          <table:table-cell office:value-type="float" office:value="700">
            <text:p>700</text:p>
          </table:table-cell>
          <table:table-cell table:formula="of:=[.L24]*2" office:value-type="float" office:value="600">
            <text:p>600</text:p>
          </table:table-cell>
          <table:table-cell office:value-type="float" office:value="100">
            <text:p>100</text:p>
          </table:table-cell>
          <table:table-cell table:style-name="ce1" table:formula="of:=ROUND(([.I23]*2)/100)*100" office:value-type="float" office:value="10000">
            <text:p>10000</text:p>
          </table:table-cell>
          <table:table-cell table:formula="of:=[.J23]*3" office:value-type="float" office:value="450">
            <text:p>450</text:p>
          </table:table-cell>
          <table:table-cell table:formula="of:=ROUND([.J24]/[.J23])" office:value-type="float" office:value="3">
            <text:p>3</text:p>
          </table:table-cell>
          <table:table-cell table:formula="of:=[.L23]+100" office:value-type="float" office:value="300">
            <text:p>300</text:p>
          </table:table-cell>
          <table:table-cell table:formula="of:=ROUND([.L24]/[.L23])"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ROUND([.J24]/([.N24]/1000))" office:value-type="float" office:value="900">
            <text:p>900</text:p>
          </table:table-cell>
          <table:table-cell table:formula="of:=ROUND([.O24]/[.O23])" office:value-type="float" office:value="3">
            <text:p>3</text:p>
          </table:table-cell>
          <table:table-cell table:formula="of:=ROUND([.L24]/([.N24]/1000))" office:value-type="float" office:value="600">
            <text:p>600</text:p>
          </table:table-cell>
          <table:table-cell table:formula="of:=ROUND([.I24]/[.J24]*10)" office:value-type="float" office:value="222">
            <text:p>222</text:p>
          </table:table-cell>
          <table:table-cell table:formula="of:=ROUND([.O24]/[.Q24] * 10)" office:value-type="float" office:value="15">
            <text:p>15</text:p>
          </table:table-cell>
          <table:table-cell table:formula="of:=ROUND([.I24]/[.O24]*10)" office:value-type="float" office:value="111">
            <text:p>111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4">
            <text:p>4</text:p>
          </table:table-cell>
          <table:table-cell office:value-type="float" office:value="700">
            <text:p>700</text:p>
          </table:table-cell>
          <table:table-cell table:formula="of:=[.L25]*2"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style-name="ce1" table:formula="of:=ROUND(([.I24]*2)/100)*100" office:value-type="float" office:value="20000">
            <text:p>20000</text:p>
          </table:table-cell>
          <table:table-cell office:value-type="float" office:value="1300">
            <text:p>1300</text:p>
          </table:table-cell>
          <table:table-cell table:formula="of:=ROUND([.J25]/[.J24])" office:value-type="float" office:value="3">
            <text:p>3</text:p>
          </table:table-cell>
          <table:table-cell table:formula="of:=[.L24]+100" office:value-type="float" office:value="400">
            <text:p>400</text:p>
          </table:table-cell>
          <table:table-cell table:formula="of:=ROUND([.L25]/[.L24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25]/([.N25]/1000))" office:value-type="float" office:value="2600">
            <text:p>2600</text:p>
          </table:table-cell>
          <table:table-cell table:formula="of:=ROUND([.O25]/[.O24])" office:value-type="float" office:value="3">
            <text:p>3</text:p>
          </table:table-cell>
          <table:table-cell table:formula="of:=ROUND([.L25]/([.N25]/1000))" office:value-type="float" office:value="800">
            <text:p>800</text:p>
          </table:table-cell>
          <table:table-cell table:formula="of:=ROUND([.I25]/[.J25]*10)" office:value-type="float" office:value="154">
            <text:p>154</text:p>
          </table:table-cell>
          <table:table-cell table:formula="of:=ROUND([.O25]/[.Q25] * 10)" office:value-type="float" office:value="33">
            <text:p>33</text:p>
          </table:table-cell>
          <table:table-cell table:formula="of:=ROUND([.I25]/[.O25]*10)" office:value-type="float" office:value="77">
            <text:p>77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table:formula="of:=[.L26]*2"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style-name="ce1" table:formula="of:=ROUND(([.I25]*2)/100)*100" office:value-type="float" office:value="40000">
            <text:p>40000</text:p>
          </table:table-cell>
          <table:table-cell office:value-type="float" office:value="4000">
            <text:p>4000</text:p>
          </table:table-cell>
          <table:table-cell table:formula="of:=ROUND([.J26]/[.J25])" office:value-type="float" office:value="3">
            <text:p>3</text:p>
          </table:table-cell>
          <table:table-cell table:formula="of:=[.L25]+100" office:value-type="float" office:value="500">
            <text:p>500</text:p>
          </table:table-cell>
          <table:table-cell table:formula="of:=ROUND([.L26]/[.L25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26]/([.N26]/1000))" office:value-type="float" office:value="8000">
            <text:p>8000</text:p>
          </table:table-cell>
          <table:table-cell table:formula="of:=ROUND([.O26]/[.O25])" office:value-type="float" office:value="3">
            <text:p>3</text:p>
          </table:table-cell>
          <table:table-cell table:formula="of:=ROUND([.L26]/([.N26]/1000))" office:value-type="float" office:value="1000">
            <text:p>1000</text:p>
          </table:table-cell>
          <table:table-cell table:formula="of:=ROUND([.I26]/[.J26]*10)" office:value-type="float" office:value="100">
            <text:p>100</text:p>
          </table:table-cell>
          <table:table-cell table:formula="of:=ROUND([.O26]/[.Q26] * 10)" office:value-type="float" office:value="80">
            <text:p>80</text:p>
          </table:table-cell>
          <table:table-cell table:formula="of:=ROUND([.I26]/[.O26]*10)" office:value-type="float" office:value="50">
            <text:p>5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6">
            <text:p>6</text:p>
          </table:table-cell>
          <table:table-cell office:value-type="float" office:value="700">
            <text:p>700</text:p>
          </table:table-cell>
          <table:table-cell table:formula="of:=[.L27]*2" office:value-type="float" office:value="1200">
            <text:p>1200</text:p>
          </table:table-cell>
          <table:table-cell office:value-type="float" office:value="100">
            <text:p>100</text:p>
          </table:table-cell>
          <table:table-cell table:style-name="ce1" table:formula="of:=ROUND(([.I26]*2)/100)*100" office:value-type="float" office:value="80000">
            <text:p>80000</text:p>
          </table:table-cell>
          <table:table-cell table:formula="of:=[.J26]*3" office:value-type="float" office:value="12000">
            <text:p>12000</text:p>
          </table:table-cell>
          <table:table-cell table:formula="of:=ROUND([.J27]/[.J26])" office:value-type="float" office:value="3">
            <text:p>3</text:p>
          </table:table-cell>
          <table:table-cell table:formula="of:=[.L26]+100" office:value-type="float" office:value="600">
            <text:p>600</text:p>
          </table:table-cell>
          <table:table-cell table:formula="of:=ROUND([.L27]/[.L26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27]/([.N27]/1000))" office:value-type="float" office:value="24000">
            <text:p>24000</text:p>
          </table:table-cell>
          <table:table-cell table:formula="of:=ROUND([.O27]/[.O26])" office:value-type="float" office:value="3">
            <text:p>3</text:p>
          </table:table-cell>
          <table:table-cell table:formula="of:=ROUND([.L27]/([.N27]/1000))" office:value-type="float" office:value="1200">
            <text:p>1200</text:p>
          </table:table-cell>
          <table:table-cell table:formula="of:=ROUND([.I27]/[.J27]*10)" office:value-type="float" office:value="67">
            <text:p>67</text:p>
          </table:table-cell>
          <table:table-cell table:formula="of:=ROUND([.O27]/[.Q27] * 10)" office:value-type="float" office:value="200">
            <text:p>200</text:p>
          </table:table-cell>
          <table:table-cell table:formula="of:=ROUND([.I27]/[.O27]*10)" office:value-type="float" office:value="33">
            <text:p>33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table:formula="of:=[.L28]*2" office:value-type="float" office:value="1400">
            <text:p>1400</text:p>
          </table:table-cell>
          <table:table-cell office:value-type="float" office:value="100">
            <text:p>100</text:p>
          </table:table-cell>
          <table:table-cell table:style-name="ce1" table:formula="of:=ROUND(([.I27]*2)/100)*100" office:value-type="float" office:value="160000">
            <text:p>160000</text:p>
          </table:table-cell>
          <table:table-cell table:formula="of:=[.J27]*3" office:value-type="float" office:value="36000">
            <text:p>36000</text:p>
          </table:table-cell>
          <table:table-cell table:formula="of:=ROUND([.J28]/[.J27])" office:value-type="float" office:value="3">
            <text:p>3</text:p>
          </table:table-cell>
          <table:table-cell table:formula="of:=[.L27]+100" office:value-type="float" office:value="700">
            <text:p>700</text:p>
          </table:table-cell>
          <table:table-cell table:formula="of:=ROUND([.L28]/[.L27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28]/([.N28]/1000))" office:value-type="float" office:value="72000">
            <text:p>72000</text:p>
          </table:table-cell>
          <table:table-cell table:formula="of:=ROUND([.O28]/[.O27])" office:value-type="float" office:value="3">
            <text:p>3</text:p>
          </table:table-cell>
          <table:table-cell table:formula="of:=ROUND([.L28]/([.N28]/1000))" office:value-type="float" office:value="1400">
            <text:p>1400</text:p>
          </table:table-cell>
          <table:table-cell table:formula="of:=ROUND([.I28]/[.J28]*10)" office:value-type="float" office:value="44">
            <text:p>44</text:p>
          </table:table-cell>
          <table:table-cell table:formula="of:=ROUND([.O28]/[.Q28] * 10)" office:value-type="float" office:value="514">
            <text:p>514</text:p>
          </table:table-cell>
          <table:table-cell table:formula="of:=ROUND([.I28]/[.O28]*10)" office:value-type="float" office:value="22">
            <text:p>22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table:formula="of:=[.L29]*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" table:formula="of:=ROUND(([.I28]*2)/100)*100" office:value-type="float" office:value="320000">
            <text:p>320000</text:p>
          </table:table-cell>
          <table:table-cell office:value-type="float" office:value="100000">
            <text:p>100000</text:p>
          </table:table-cell>
          <table:table-cell table:formula="of:=ROUND([.J29]/[.J28])" office:value-type="float" office:value="3">
            <text:p>3</text:p>
          </table:table-cell>
          <table:table-cell table:formula="of:=[.L28]+100" office:value-type="float" office:value="800">
            <text:p>800</text:p>
          </table:table-cell>
          <table:table-cell table:formula="of:=ROUND([.L29]/[.L28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29]/([.N29]/1000))" office:value-type="float" office:value="200000">
            <text:p>200000</text:p>
          </table:table-cell>
          <table:table-cell table:formula="of:=ROUND([.O29]/[.O28])" office:value-type="float" office:value="3">
            <text:p>3</text:p>
          </table:table-cell>
          <table:table-cell table:formula="of:=ROUND([.L29]/([.N29]/1000))" office:value-type="float" office:value="1600">
            <text:p>1600</text:p>
          </table:table-cell>
          <table:table-cell table:formula="of:=ROUND([.I29]/[.J29]*10)" office:value-type="float" office:value="32">
            <text:p>32</text:p>
          </table:table-cell>
          <table:table-cell table:formula="of:=ROUND([.O29]/[.Q29] * 10)" office:value-type="float" office:value="1250">
            <text:p>1250</text:p>
          </table:table-cell>
          <table:table-cell table:formula="of:=ROUND([.I29]/[.O29]*10)" office:value-type="float" office:value="16">
            <text:p>16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9">
            <text:p>9</text:p>
          </table:table-cell>
          <table:table-cell office:value-type="float" office:value="700">
            <text:p>700</text:p>
          </table:table-cell>
          <table:table-cell table:formula="of:=[.L30]*2" office:value-type="float" office:value="1800">
            <text:p>1800</text:p>
          </table:table-cell>
          <table:table-cell office:value-type="float" office:value="100">
            <text:p>100</text:p>
          </table:table-cell>
          <table:table-cell table:style-name="ce1" table:formula="of:=ROUND(([.I29]*2)/100)*100" office:value-type="float" office:value="640000">
            <text:p>640000</text:p>
          </table:table-cell>
          <table:table-cell table:formula="of:=[.J29]*3" office:value-type="float" office:value="300000">
            <text:p>300000</text:p>
          </table:table-cell>
          <table:table-cell table:formula="of:=ROUND([.J30]/[.J29])" office:value-type="float" office:value="3">
            <text:p>3</text:p>
          </table:table-cell>
          <table:table-cell table:formula="of:=[.L29]+100" office:value-type="float" office:value="900">
            <text:p>900</text:p>
          </table:table-cell>
          <table:table-cell table:formula="of:=ROUND([.L30]/[.L29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30]/([.N30]/1000))" office:value-type="float" office:value="600000">
            <text:p>600000</text:p>
          </table:table-cell>
          <table:table-cell table:formula="of:=ROUND([.O30]/[.O29])" office:value-type="float" office:value="3">
            <text:p>3</text:p>
          </table:table-cell>
          <table:table-cell table:formula="of:=ROUND([.L30]/([.N30]/1000))" office:value-type="float" office:value="1800">
            <text:p>1800</text:p>
          </table:table-cell>
          <table:table-cell table:formula="of:=ROUND([.I30]/[.J30]*10)" office:value-type="float" office:value="21">
            <text:p>21</text:p>
          </table:table-cell>
          <table:table-cell table:formula="of:=ROUND([.O30]/[.Q30] * 10)" office:value-type="float" office:value="3333">
            <text:p>3333</text:p>
          </table:table-cell>
          <table:table-cell table:formula="of:=ROUND([.I30]/[.O30]*10)" office:value-type="float" office:value="11">
            <text:p>11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table:formula="of:=[.L31]*2" office:value-type="float" office:value="2000">
            <text:p>2000</text:p>
          </table:table-cell>
          <table:table-cell office:value-type="float" office:value="100">
            <text:p>100</text:p>
          </table:table-cell>
          <table:table-cell table:style-name="ce1" table:formula="of:=ROUND(([.I30]*2)/100)*100" office:value-type="float" office:value="1280000">
            <text:p>1280000</text:p>
          </table:table-cell>
          <table:table-cell table:formula="of:=[.J30]*3" office:value-type="float" office:value="900000">
            <text:p>900000</text:p>
          </table:table-cell>
          <table:table-cell table:formula="of:=ROUND([.J31]/[.J30])" office:value-type="float" office:value="3">
            <text:p>3</text:p>
          </table:table-cell>
          <table:table-cell table:formula="of:=[.L30]+100" office:value-type="float" office:value="1000">
            <text:p>1000</text:p>
          </table:table-cell>
          <table:table-cell table:formula="of:=ROUND([.L31]/[.L30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31]/([.N31]/1000))" office:value-type="float" office:value="1800000">
            <text:p>1800000</text:p>
          </table:table-cell>
          <table:table-cell table:formula="of:=ROUND([.O31]/[.O30])" office:value-type="float" office:value="3">
            <text:p>3</text:p>
          </table:table-cell>
          <table:table-cell table:formula="of:=ROUND([.L31]/([.N31]/1000))" office:value-type="float" office:value="2000">
            <text:p>2000</text:p>
          </table:table-cell>
          <table:table-cell table:formula="of:=ROUND([.I31]/[.J31]*10)" office:value-type="float" office:value="14">
            <text:p>14</text:p>
          </table:table-cell>
          <table:table-cell table:formula="of:=ROUND([.O31]/[.Q31] * 10)" office:value-type="float" office:value="9000">
            <text:p>9000</text:p>
          </table:table-cell>
          <table:table-cell table:formula="of:=ROUND([.I31]/[.O31]*10)" office:value-type="float" office:value="7">
            <text:p>7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9">
          <table:table-cell office:value-type="float" office:value="31">
            <text:p>31</text:p>
          </table:table-cell>
          <table:table-cell office:value-type="string">
            <text:p>A007</text:p>
          </table:table-cell>
          <table:table-cell office:value-type="string">
            <text:p>gp01</text:p>
          </table:table-cell>
          <table:table-cell office:value-type="string">
            <text:p>thunderbolt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L32]*3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1000">
            <text:p>1000</text:p>
          </table:table-cell>
          <table:table-cell table:formula="of:=ROUND([.J32]/[.J31])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ROUND([.L32]/[.L31])"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formula="of:=ROUND([.J32]/([.N32]/1000))" office:value-type="float" office:value="100">
            <text:p>100</text:p>
          </table:table-cell>
          <table:table-cell table:formula="of:=ROUND([.O32]/[.O31])" office:value-type="float" office:value="0">
            <text:p>0</text:p>
          </table:table-cell>
          <table:table-cell table:formula="of:=ROUND([.L32]/([.N32]/1000))" office:value-type="float" office:value="10">
            <text:p>10</text:p>
          </table:table-cell>
          <table:table-cell table:formula="of:=ROUND([.I32]/[.J32]*10)" office:value-type="float" office:value="3">
            <text:p>3</text:p>
          </table:table-cell>
          <table:table-cell table:formula="of:=ROUND([.O32]/[.Q32] * 10)" office:value-type="float" office:value="100">
            <text:p>100</text:p>
          </table:table-cell>
          <table:table-cell table:formula="of:=ROUND([.I32]/[.O32]*10)" office:value-type="float" office:value="30">
            <text:p>30</text:p>
          </table:table-cell>
          <table:table-cell office:value-type="string">
            <text:p>Импульсник</text:p>
          </table:table-cell>
          <table:table-cell office:value-type="string">
            <text:p>Генерирует пучёк энергии убойной силы.</text:p>
            <text:p>Низкое потребление маны.</text:p>
          </table:table-cell>
          <table:table-cell office:value-type="string">
            <text:p>A</text:p>
          </table:table-cell>
          <table:table-cell office:value-type="string">
            <text:p>Импульс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@same@</text:p>
          </table:table-cell>
          <table:table-cell office:value-type="string">
            <text:p>gp02</text:p>
          </table:table-cell>
          <table:table-cell office:value-type="string">
            <text:p>@same@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table:formula="of:=[.L33]*3" office:value-type="float" office:value="270">
            <text:p>270</text:p>
          </table:table-cell>
          <table:table-cell office:value-type="float" office:value="100">
            <text:p>100</text:p>
          </table:table-cell>
          <table:table-cell table:formula="of:=[.I32] *2" office:value-type="float" office:value="600">
            <text:p>600</text:p>
          </table:table-cell>
          <table:table-cell table:formula="of:=[.J32]+1000" office:value-type="float" office:value="2000">
            <text:p>2000</text:p>
          </table:table-cell>
          <table:table-cell table:formula="of:=ROUND([.J33]/[.J32])"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ROUND([.L33]/[.L32])" office:value-type="float" office:value="1">
            <text:p>1</text:p>
          </table:table-cell>
          <table:table-cell office:value-type="float" office:value="9000">
            <text:p>9000</text:p>
          </table:table-cell>
          <table:table-cell table:formula="of:=ROUND([.J33]/([.N33]/1000))" office:value-type="float" office:value="222">
            <text:p>222</text:p>
          </table:table-cell>
          <table:table-cell table:formula="of:=ROUND([.O33]/[.O32])" office:value-type="float" office:value="2">
            <text:p>2</text:p>
          </table:table-cell>
          <table:table-cell table:formula="of:=ROUND([.L33]/([.N33]/1000))" office:value-type="float" office:value="10">
            <text:p>10</text:p>
          </table:table-cell>
          <table:table-cell table:formula="of:=ROUND([.I33]/[.J33]*10)" office:value-type="float" office:value="3">
            <text:p>3</text:p>
          </table:table-cell>
          <table:table-cell table:formula="of:=ROUND([.O33]/[.Q33] * 10)" office:value-type="float" office:value="222">
            <text:p>222</text:p>
          </table:table-cell>
          <table:table-cell table:formula="of:=ROUND([.I33]/[.O33]*10)" office:value-type="float" office:value="27">
            <text:p>27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@same@</text:p>
          </table:table-cell>
          <table:table-cell office:value-type="string">
            <text:p>gp03</text:p>
          </table:table-cell>
          <table:table-cell office:value-type="string">
            <text:p>@same@</text:p>
          </table:table-cell>
          <table:table-cell office:value-type="float" office:value="3">
            <text:p>3</text:p>
          </table:table-cell>
          <table:table-cell office:value-type="float" office:value="700">
            <text:p>700</text:p>
          </table:table-cell>
          <table:table-cell table:formula="of:=[.L34]*3" office:value-type="float" office:value="240">
            <text:p>240</text:p>
          </table:table-cell>
          <table:table-cell office:value-type="float" office:value="100">
            <text:p>100</text:p>
          </table:table-cell>
          <table:table-cell table:formula="of:=[.I33] *2" office:value-type="float" office:value="1200">
            <text:p>1200</text:p>
          </table:table-cell>
          <table:table-cell table:formula="of:=[.J33]+1000" office:value-type="float" office:value="3000">
            <text:p>3000</text:p>
          </table:table-cell>
          <table:table-cell table:formula="of:=ROUND([.J34]/[.J33])"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OUND([.L34]/[.L33])" office:value-type="float" office:value="1">
            <text:p>1</text:p>
          </table:table-cell>
          <table:table-cell office:value-type="float" office:value="8000">
            <text:p>8000</text:p>
          </table:table-cell>
          <table:table-cell table:formula="of:=ROUND([.J34]/([.N34]/1000))" office:value-type="float" office:value="375">
            <text:p>375</text:p>
          </table:table-cell>
          <table:table-cell table:formula="of:=ROUND([.O34]/[.O33])" office:value-type="float" office:value="2">
            <text:p>2</text:p>
          </table:table-cell>
          <table:table-cell table:formula="of:=ROUND([.L34]/([.N34]/1000))" office:value-type="float" office:value="10">
            <text:p>10</text:p>
          </table:table-cell>
          <table:table-cell table:formula="of:=ROUND([.I34]/[.J34]*10)" office:value-type="float" office:value="4">
            <text:p>4</text:p>
          </table:table-cell>
          <table:table-cell table:formula="of:=ROUND([.O34]/[.Q34] * 10)" office:value-type="float" office:value="375">
            <text:p>375</text:p>
          </table:table-cell>
          <table:table-cell table:formula="of:=ROUND([.I34]/[.O34]*10)" office:value-type="float" office:value="32">
            <text:p>32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@same@</text:p>
          </table:table-cell>
          <table:table-cell office:value-type="string">
            <text:p>gp04</text:p>
          </table:table-cell>
          <table:table-cell office:value-type="string">
            <text:p>@same@</text:p>
          </table:table-cell>
          <table:table-cell office:value-type="float" office:value="4">
            <text:p>4</text:p>
          </table:table-cell>
          <table:table-cell office:value-type="float" office:value="700">
            <text:p>700</text:p>
          </table:table-cell>
          <table:table-cell table:formula="of:=[.L35]*3" office:value-type="float" office:value="210">
            <text:p>210</text:p>
          </table:table-cell>
          <table:table-cell office:value-type="float" office:value="100">
            <text:p>100</text:p>
          </table:table-cell>
          <table:table-cell table:formula="of:=[.I34] *2" office:value-type="float" office:value="2400">
            <text:p>2400</text:p>
          </table:table-cell>
          <table:table-cell table:formula="of:=[.J34]+1000" office:value-type="float" office:value="4000">
            <text:p>4000</text:p>
          </table:table-cell>
          <table:table-cell table:formula="of:=ROUND([.J35]/[.J34])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OUND([.L35]/[.L34])" office:value-type="float" office:value="1">
            <text:p>1</text:p>
          </table:table-cell>
          <table:table-cell office:value-type="float" office:value="7000">
            <text:p>7000</text:p>
          </table:table-cell>
          <table:table-cell table:formula="of:=ROUND([.J35]/([.N35]/1000))" office:value-type="float" office:value="571">
            <text:p>571</text:p>
          </table:table-cell>
          <table:table-cell table:formula="of:=ROUND([.O35]/[.O34])" office:value-type="float" office:value="2">
            <text:p>2</text:p>
          </table:table-cell>
          <table:table-cell table:formula="of:=ROUND([.L35]/([.N35]/1000))" office:value-type="float" office:value="10">
            <text:p>10</text:p>
          </table:table-cell>
          <table:table-cell table:formula="of:=ROUND([.I35]/[.J35]*10)" office:value-type="float" office:value="6">
            <text:p>6</text:p>
          </table:table-cell>
          <table:table-cell table:formula="of:=ROUND([.O35]/[.Q35] * 10)" office:value-type="float" office:value="571">
            <text:p>571</text:p>
          </table:table-cell>
          <table:table-cell table:formula="of:=ROUND([.I35]/[.O35]*10)" office:value-type="float" office:value="42">
            <text:p>42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@same@</text:p>
          </table:table-cell>
          <table:table-cell office:value-type="string">
            <text:p>gp05</text:p>
          </table:table-cell>
          <table:table-cell office:value-type="string">
            <text:p>@same@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table:formula="of:=[.L36]*3" office:value-type="float" office:value="180">
            <text:p>180</text:p>
          </table:table-cell>
          <table:table-cell office:value-type="float" office:value="100">
            <text:p>100</text:p>
          </table:table-cell>
          <table:table-cell table:formula="of:=[.I35] *2" office:value-type="float" office:value="4800">
            <text:p>4800</text:p>
          </table:table-cell>
          <table:table-cell table:formula="of:=[.J35]+1000" office:value-type="float" office:value="5000">
            <text:p>5000</text:p>
          </table:table-cell>
          <table:table-cell table:formula="of:=ROUND([.J36]/[.J35])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ROUND([.L36]/[.L35])" office:value-type="float" office:value="1">
            <text:p>1</text:p>
          </table:table-cell>
          <table:table-cell office:value-type="float" office:value="5000">
            <text:p>5000</text:p>
          </table:table-cell>
          <table:table-cell table:formula="of:=ROUND([.J36]/([.N36]/1000))" office:value-type="float" office:value="1000">
            <text:p>1000</text:p>
          </table:table-cell>
          <table:table-cell table:formula="of:=ROUND([.O36]/[.O35])" office:value-type="float" office:value="2">
            <text:p>2</text:p>
          </table:table-cell>
          <table:table-cell table:formula="of:=ROUND([.L36]/([.N36]/1000))" office:value-type="float" office:value="12">
            <text:p>12</text:p>
          </table:table-cell>
          <table:table-cell table:formula="of:=ROUND([.I36]/[.J36]*10)" office:value-type="float" office:value="10">
            <text:p>10</text:p>
          </table:table-cell>
          <table:table-cell table:formula="of:=ROUND([.O36]/[.Q36] * 10)" office:value-type="float" office:value="833">
            <text:p>833</text:p>
          </table:table-cell>
          <table:table-cell table:formula="of:=ROUND([.I36]/[.O36]*10)" office:value-type="float" office:value="48">
            <text:p>48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@same@</text:p>
          </table:table-cell>
          <table:table-cell office:value-type="string">
            <text:p>gp06</text:p>
          </table:table-cell>
          <table:table-cell office:value-type="string">
            <text:p>@same@</text:p>
          </table:table-cell>
          <table:table-cell office:value-type="float" office:value="6">
            <text:p>6</text:p>
          </table:table-cell>
          <table:table-cell office:value-type="float" office:value="700">
            <text:p>700</text:p>
          </table:table-cell>
          <table:table-cell table:formula="of:=[.L37]*3" office:value-type="float" office:value="150">
            <text:p>150</text:p>
          </table:table-cell>
          <table:table-cell office:value-type="float" office:value="100">
            <text:p>100</text:p>
          </table:table-cell>
          <table:table-cell table:formula="of:=[.I36] *2" office:value-type="float" office:value="9600">
            <text:p>9600</text:p>
          </table:table-cell>
          <table:table-cell table:formula="of:=[.J36]+1000" office:value-type="float" office:value="6000">
            <text:p>6000</text:p>
          </table:table-cell>
          <table:table-cell table:formula="of:=ROUND([.J37]/[.J36])"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ROUND([.L37]/[.L36])" office:value-type="float" office:value="1">
            <text:p>1</text:p>
          </table:table-cell>
          <table:table-cell office:value-type="float" office:value="3000">
            <text:p>3000</text:p>
          </table:table-cell>
          <table:table-cell table:formula="of:=ROUND([.J37]/([.N37]/1000))" office:value-type="float" office:value="2000">
            <text:p>2000</text:p>
          </table:table-cell>
          <table:table-cell table:formula="of:=ROUND([.O37]/[.O36])" office:value-type="float" office:value="2">
            <text:p>2</text:p>
          </table:table-cell>
          <table:table-cell table:formula="of:=ROUND([.L37]/([.N37]/1000))" office:value-type="float" office:value="17">
            <text:p>17</text:p>
          </table:table-cell>
          <table:table-cell table:formula="of:=ROUND([.I37]/[.J37]*10)" office:value-type="float" office:value="16">
            <text:p>16</text:p>
          </table:table-cell>
          <table:table-cell table:formula="of:=ROUND([.O37]/[.Q37] * 10)" office:value-type="float" office:value="1176">
            <text:p>1176</text:p>
          </table:table-cell>
          <table:table-cell table:formula="of:=ROUND([.I37]/[.O37]*10)" office:value-type="float" office:value="48">
            <text:p>48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@same@</text:p>
          </table:table-cell>
          <table:table-cell office:value-type="string">
            <text:p>gp07</text:p>
          </table:table-cell>
          <table:table-cell office:value-type="string">
            <text:p>@same@</text:p>
          </table:table-cell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table:formula="of:=[.L38]*3"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formula="of:=[.I37] *2" office:value-type="float" office:value="19200">
            <text:p>19200</text:p>
          </table:table-cell>
          <table:table-cell table:formula="of:=[.J37]+1000" office:value-type="float" office:value="7000">
            <text:p>7000</text:p>
          </table:table-cell>
          <table:table-cell table:formula="of:=ROUND([.J38]/[.J37])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ROUND([.L38]/[.L37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J38]/([.N38]/1000))" office:value-type="float" office:value="3500">
            <text:p>3500</text:p>
          </table:table-cell>
          <table:table-cell table:formula="of:=ROUND([.O38]/[.O37])" office:value-type="float" office:value="2">
            <text:p>2</text:p>
          </table:table-cell>
          <table:table-cell table:formula="of:=ROUND([.L38]/([.N38]/1000))" office:value-type="float" office:value="20">
            <text:p>20</text:p>
          </table:table-cell>
          <table:table-cell table:formula="of:=ROUND([.I38]/[.J38]*10)" office:value-type="float" office:value="27">
            <text:p>27</text:p>
          </table:table-cell>
          <table:table-cell table:formula="of:=ROUND([.O38]/[.Q38] * 10)" office:value-type="float" office:value="1750">
            <text:p>1750</text:p>
          </table:table-cell>
          <table:table-cell table:formula="of:=ROUND([.I38]/[.O38]*10)" office:value-type="float" office:value="55">
            <text:p>55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@same@</text:p>
          </table:table-cell>
          <table:table-cell office:value-type="string">
            <text:p>gp08</text:p>
          </table:table-cell>
          <table:table-cell office:value-type="string">
            <text:p>@same@</text:p>
          </table:table-cell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table:formula="of:=[.L39]*3" office:value-type="float" office:value="90">
            <text:p>90</text:p>
          </table:table-cell>
          <table:table-cell office:value-type="float" office:value="100">
            <text:p>100</text:p>
          </table:table-cell>
          <table:table-cell table:formula="of:=[.I38] *2" office:value-type="float" office:value="38400">
            <text:p>38400</text:p>
          </table:table-cell>
          <table:table-cell table:formula="of:=[.J38]+1000" office:value-type="float" office:value="8000">
            <text:p>8000</text:p>
          </table:table-cell>
          <table:table-cell table:formula="of:=ROUND([.J39]/[.J38])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ROUND([.L39]/[.L38])" office:value-type="float" office:value="1">
            <text:p>1</text:p>
          </table:table-cell>
          <table:table-cell office:value-type="float" office:value="1500">
            <text:p>1500</text:p>
          </table:table-cell>
          <table:table-cell table:formula="of:=ROUND([.J39]/([.N39]/1000))" office:value-type="float" office:value="5333">
            <text:p>5333</text:p>
          </table:table-cell>
          <table:table-cell table:formula="of:=ROUND([.O39]/[.O38])" office:value-type="float" office:value="2">
            <text:p>2</text:p>
          </table:table-cell>
          <table:table-cell table:formula="of:=ROUND([.L39]/([.N39]/1000))" office:value-type="float" office:value="20">
            <text:p>20</text:p>
          </table:table-cell>
          <table:table-cell table:formula="of:=ROUND([.I39]/[.J39]*10)" office:value-type="float" office:value="48">
            <text:p>48</text:p>
          </table:table-cell>
          <table:table-cell table:formula="of:=ROUND([.O39]/[.Q39] * 10)" office:value-type="float" office:value="2667">
            <text:p>2667</text:p>
          </table:table-cell>
          <table:table-cell table:formula="of:=ROUND([.I39]/[.O39]*10)" office:value-type="float" office:value="72">
            <text:p>72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@same@</text:p>
          </table:table-cell>
          <table:table-cell office:value-type="string">
            <text:p>gp09</text:p>
          </table:table-cell>
          <table:table-cell office:value-type="string">
            <text:p>@same@</text:p>
          </table:table-cell>
          <table:table-cell office:value-type="float" office:value="9">
            <text:p>9</text:p>
          </table:table-cell>
          <table:table-cell office:value-type="float" office:value="700">
            <text:p>700</text:p>
          </table:table-cell>
          <table:table-cell table:formula="of:=[.L40]*3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[.I39] *2" office:value-type="float" office:value="76800">
            <text:p>76800</text:p>
          </table:table-cell>
          <table:table-cell table:formula="of:=[.J39]+1000" office:value-type="float" office:value="9000">
            <text:p>9000</text:p>
          </table:table-cell>
          <table:table-cell table:formula="of:=ROUND([.J40]/[.J39])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ROUND([.L40]/[.L39])"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ROUND([.J40]/([.N40]/1000))" office:value-type="float" office:value="9000">
            <text:p>9000</text:p>
          </table:table-cell>
          <table:table-cell table:formula="of:=ROUND([.O40]/[.O39])" office:value-type="float" office:value="2">
            <text:p>2</text:p>
          </table:table-cell>
          <table:table-cell table:formula="of:=ROUND([.L40]/([.N40]/1000))" office:value-type="float" office:value="20">
            <text:p>20</text:p>
          </table:table-cell>
          <table:table-cell table:formula="of:=ROUND([.I40]/[.J40]*10)" office:value-type="float" office:value="85">
            <text:p>85</text:p>
          </table:table-cell>
          <table:table-cell table:formula="of:=ROUND([.O40]/[.Q40] * 10)" office:value-type="float" office:value="4500">
            <text:p>4500</text:p>
          </table:table-cell>
          <table:table-cell table:formula="of:=ROUND([.I40]/[.O40]*10)" office:value-type="float" office:value="85">
            <text:p>85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@same@</text:p>
          </table:table-cell>
          <table:table-cell office:value-type="string">
            <text:p>gp10</text:p>
          </table:table-cell>
          <table:table-cell office:value-type="string">
            <text:p>@same@</text:p>
          </table:table-cell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table:formula="of:=[.L41]*3"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150000">
            <text:p>150000</text:p>
          </table:table-cell>
          <table:table-cell table:formula="of:=[.J40]+1000" office:value-type="float" office:value="10000">
            <text:p>10000</text:p>
          </table:table-cell>
          <table:table-cell table:formula="of:=ROUND([.J41]/[.J40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ROUND([.L41]/[.L40])"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ROUND([.J41]/([.N41]/1000))" office:value-type="float" office:value="14286">
            <text:p>14286</text:p>
          </table:table-cell>
          <table:table-cell table:formula="of:=ROUND([.O41]/[.O40])" office:value-type="float" office:value="2">
            <text:p>2</text:p>
          </table:table-cell>
          <table:table-cell table:formula="of:=ROUND([.L41]/([.N41]/1000))" office:value-type="float" office:value="14">
            <text:p>14</text:p>
          </table:table-cell>
          <table:table-cell table:formula="of:=ROUND([.I41]/[.J41]*10)" office:value-type="float" office:value="150">
            <text:p>150</text:p>
          </table:table-cell>
          <table:table-cell table:formula="of:=ROUND([.O41]/[.Q41] * 10)" office:value-type="float" office:value="10204">
            <text:p>10204</text:p>
          </table:table-cell>
          <table:table-cell table:formula="of:=ROUND([.I41]/[.O41]*10)" office:value-type="float" office:value="105">
            <text:p>105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7.05.2017</text:date>, <text:time>11:02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8:26:13.50</meta:creation-date>
    <dc:date>2017-05-07T11:02:29.16</dc:date>
    <meta:editing-duration>P2DT7H34M35S</meta:editing-duration>
    <meta:editing-cycles>25</meta:editing-cycles>
    <meta:generator>OpenOffice/4.1.1$Win32 OpenOffice.org_project/411m6$Build-9775</meta:generator>
    <meta:document-statistic meta:table-count="3" meta:cell-count="1149" meta:object-count="0"/>
  </office:meta>
</office:document-meta>
</file>